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0" officeooo:paragraph-rsid="0017b3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</text:p>
      <text:p text:style-name="Standard"/>
      <text:p text:style-name="Standard"># Para listar todos os arquivos que terminam em .txt</text:p>
      <text:p text:style-name="Standard">find . -name "*.txt"</text:p>
      <text:p text:style-name="Standard"/>
      <text:p text:style-name="Standard"># Para localizar todos os diretórios</text:p>
      <text:p text:style-name="Standard">find . -type d</text:p>
      <text:p text:style-name="Standard"/>
      <text:p text:style-name="Standard"># Para localizar todos os arquivos</text:p>
      <text:p text:style-name="Standard">find . -type f</text:p>
      <text:p text:style-name="Standard"/>
      <text:p text:style-name="Standard"># Localizar tanto arquivos quanto diretórios que comecem</text:p>
      <text:p text:style-name="Standard"># por algum trecho</text:p>
      <text:p text:style-name="Standard">find ./teste -name exemplo*</text:p>
      <text:p text:style-name="Standard"># Resultado</text:p>
      <text:p text:style-name="Standard">./teste/exemplo.txt</text:p>
      <text:p text:style-name="Standard">./teste/exemplo</text:p>
      <text:p text:style-name="Standard"/>
      <text:p text:style-name="Standard"># Localizar somente arquivos que comecem por algum trecho</text:p>
      <text:p text:style-name="Standard">find ./teste -type f -name "exemplo*"</text:p>
      <text:p text:style-name="Standard"># Resultado</text:p>
      <text:p text:style-name="Standard">./teste/exemplo.txt</text:p>
      <text:p text:style-name="Standard"/>
      <text:p text:style-name="Standard"># Localizar somente diretórios que comecem por algum trecho</text:p>
      <text:p text:style-name="Standard">find ./teste -type d -name "exemplo*"</text:p>
      <text:p text:style-name="Standard"># Resultado</text:p>
      <text:p text:style-name="Standard">./teste/exemp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5:22:33.773825533</meta:creation-date>
    <dc:date>2021-11-11T21:10:11.044987057</dc:date>
    <meta:editing-duration>PT5H37M27S</meta:editing-duration>
    <meta:editing-cycles>1</meta:editing-cycles>
    <meta:document-statistic meta:table-count="0" meta:image-count="0" meta:object-count="0" meta:page-count="1" meta:paragraph-count="21" meta:word-count="91" meta:character-count="566" meta:non-whitespace-character-count="496"/>
    <meta:generator>LibreOffice/6.4.7.2$Linux_X86_64 LibreOffice_project/40$Build-2</meta:generator>
  </office:meta>
</office:document-meta>
</file>